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0.25cm" fo:text-align="center" style:justify-single-word="false" style:page-number="auto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margin-top="0cm" fo:margin-bottom="0.25cm"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cm" fo:margin-bottom="0.25cm" fo:text-align="start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margin-top="0cm" fo:margin-bottom="0.15cm" fo:text-align="start" style:justify-single-word="false"/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projet</text:p>
      <text:p text:style-name="P2">Nous avons choisi de créer un jeu MOTUS que nous avons nommé WOTUS.</text:p>
      <text:p text:style-name="P3">L'équipe :</text:p>
      <text:list xml:id="list1370481845260618867" text:style-name="L1">
        <text:list-item>
          <text:p text:style-name="P4">Dylan LHORENS (Dystoche)</text:p>
        </text:list-item>
        <text:list-item>
          <text:p text:style-name="P4">Romaric LECOEUR (Rokette)</text:p>
        </text:list-item>
        <text:list-item>
          <text:p text:style-name="P4">Mélissa LERAY (TagadaMeli27)</text:p>
        </text:list-item>
        <text:list-item>
          <text:p text:style-name="P4">Marjolaine LEVIONNAIS (marjolaineL et Levionnais Marjolaine)</text:p>
        </text:list-item>
      </text:list>
      <text:p text:style-name="P3"/>
      <text:p text:style-name="P3">URL du projet sur github :</text:p>
      <text:p text:style-name="P2"><text:a xlink:type="simple" xlink:href="https://github.com/TagadaMeli27/Wotus.git" text:style-name="Internet_20_link" text:visited-style-name="Visited_20_Internet_20_Link">https://github.com/TagadaMeli27/Wotus.git</text:a></text:p>
      <text:p text:style-name="P2"/>
      <text:p text:style-name="P3">Les fonctionnalités mises en place :</text:p>
      <text:p text:style-name="P2">Nous avons mis en place une page d'accueil qui permet d'accéder au jeu, de voir les règles du jeu ainsi que les mentions légales (non accessible pour le moment).</text:p>
      <text:p text:style-name="P2">Ensuite le joueur arrive sur la page du jeu en lui même. On y retrouve un champs de saisie où le joueur peut rentrer un mot ainsi que l'affichage d'un tableau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se au Point</meta:initial-creator>
    <meta:editing-cycles>5</meta:editing-cycles>
    <meta:creation-date>2021-02-02T15:59:00</meta:creation-date>
    <dc:date>2021-02-10T16:28:18.68</dc:date>
    <meta:editing-duration>PT11M2S</meta:editing-duration>
    <meta:generator>OpenOffice/4.1.3$Win32 OpenOffice.org_project/413m1$Build-9783</meta:generator>
    <meta:document-statistic meta:table-count="0" meta:image-count="0" meta:object-count="0" meta:page-count="1" meta:paragraph-count="12" meta:word-count="110" meta:character-count="6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